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0043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Minute</text:p>
          </table:table-cell>
          <table:table-cell table:style-name="ce1" office:value-type="string">
            <text:p>Temperature</text:p>
          </table:table-cell>
          <table:table-cell table:style-name="ce1" office:value-type="string">
            <text:p>PWM %</text:p>
          </table:table-cell>
          <table:table-cell table:style-name="ce1" office:value-type="string">
            <text:p>PWM (W)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006">
            <text:p>18.00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773">
            <text:p>18.773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534">
            <text:p>19.534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>
            <draw:frame table:end-cell-address="Sheet1.R39" table:end-x="0.3776in" table:end-y="0.0677in" draw:z-index="0" draw:style-name="gr1" draw:text-style-name="P1" svg:width="11.0543in" svg:height="5.8488in" svg:x="0.8807in" svg:y="0.0791in">
              <draw:object draw:notify-on-update-of-ranges="Sheet1.A2:Sheet1.A120 Sheet1.B1:Sheet1.B1 Sheet1.B2:Sheet1.B120 Sheet1.C1:Sheet1.C1 Sheet1.C2:Sheet1.C1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289">
            <text:p>20.289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039">
            <text:p>21.039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783">
            <text:p>21.783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.521">
            <text:p>22.521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.254">
            <text:p>23.254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.981">
            <text:p>23.981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.704">
            <text:p>24.704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42">
            <text:p>25.42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132">
            <text:p>26.132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838">
            <text:p>26.838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.539">
            <text:p>27.539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.234">
            <text:p>28.234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.925">
            <text:p>28.92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.61">
            <text:p>29.61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29">
            <text:p>30.29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965">
            <text:p>30.96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.635">
            <text:p>31.63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.3">
            <text:p>32.3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.961">
            <text:p>32.961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.616">
            <text:p>33.61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.266">
            <text:p>34.26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.912">
            <text:p>34.912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.553">
            <text:p>35.553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.188">
            <text:p>36.188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.82">
            <text:p>36.82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446">
            <text:p>37.44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068">
            <text:p>38.068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685">
            <text:p>38.68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.298">
            <text:p>39.298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.906">
            <text:p>39.906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051">
            <text:p>40.05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011">
            <text:p>40.011</text:p>
          </table:table-cell>
          <table:table-cell office:value-type="float" office:value="11">
            <text:p>11</text:p>
          </table:table-cell>
          <table:table-cell office:value-type="float" office:value="424">
            <text:p>42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.988">
            <text:p>39.988</text:p>
          </table:table-cell>
          <table:table-cell office:value-type="float" office:value="18">
            <text:p>18</text:p>
          </table:table-cell>
          <table:table-cell office:value-type="float" office:value="738">
            <text:p>73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.012">
            <text:p>40.012</text:p>
          </table:table-cell>
          <table:table-cell office:value-type="float" office:value="15">
            <text:p>15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.988">
            <text:p>39.988</text:p>
          </table:table-cell>
          <table:table-cell office:value-type="float" office:value="14">
            <text:p>14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.012">
            <text:p>40.012</text:p>
          </table:table-cell>
          <table:table-cell office:value-type="float" office:value="19">
            <text:p>19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.989">
            <text:p>39.989</text:p>
          </table:table-cell>
          <table:table-cell office:value-type="float" office:value="10">
            <text:p>10</text:p>
          </table:table-cell>
          <table:table-cell office:value-type="float" office:value="387">
            <text:p>38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.01">
            <text:p>40.01</text:p>
          </table:table-cell>
          <table:table-cell office:value-type="float" office:value="24">
            <text:p>24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.991">
            <text:p>39.991</text:p>
          </table:table-cell>
          <table:table-cell office:value-type="float" office:value="6">
            <text:p>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.008">
            <text:p>40.008</text:p>
          </table:table-cell>
          <table:table-cell office:value-type="float" office:value="27">
            <text:p>27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.993">
            <text:p>39.99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.005">
            <text:p>40.005</text:p>
          </table:table-cell>
          <table:table-cell office:value-type="float" office:value="29">
            <text:p>29</text:p>
          </table:table-cell>
          <table:table-cell office:value-type="float" office:value="1168">
            <text:p>116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.996">
            <text:p>39.99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.002">
            <text:p>40.002</text:p>
          </table:table-cell>
          <table:table-cell office:value-type="float" office:value="30">
            <text:p>30</text:p>
          </table:table-cell>
          <table:table-cell office:value-type="float" office:value="1215">
            <text:p>121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.999">
            <text:p>39.999</text:p>
          </table:table-cell>
          <table:table-cell office:value-type="float" office:value="30">
            <text:p>30</text:p>
          </table:table-cell>
          <table:table-cell office:value-type="float" office:value="1211">
            <text:p>121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.003">
            <text:p>40.00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.996">
            <text:p>39.996</text:p>
          </table:table-cell>
          <table:table-cell office:value-type="float" office:value="29">
            <text:p>2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.006">
            <text:p>40.006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9.993">
            <text:p>39.993</text:p>
          </table:table-cell>
          <table:table-cell office:value-type="float" office:value="27">
            <text:p>27</text:p>
          </table:table-cell>
          <table:table-cell office:value-type="float" office:value="1061">
            <text:p>106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.008">
            <text:p>40.008</text:p>
          </table:table-cell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.991">
            <text:p>39.991</text:p>
          </table:table-cell>
          <table:table-cell office:value-type="float" office:value="23">
            <text:p>23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.01">
            <text:p>40.01</text:p>
          </table:table-cell>
          <table:table-cell office:value-type="float" office:value="10">
            <text:p>10</text:p>
          </table:table-cell>
          <table:table-cell office:value-type="float" office:value="396">
            <text:p>39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.989">
            <text:p>39.989</text:p>
          </table:table-cell>
          <table:table-cell office:value-type="float" office:value="19">
            <text:p>19</text:p>
          </table:table-cell>
          <table:table-cell office:value-type="float" office:value="774">
            <text:p>77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0.011">
            <text:p>40.011</text:p>
          </table:table-cell>
          <table:table-cell office:value-type="float" office:value="14">
            <text:p>14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.989">
            <text:p>39.989</text:p>
          </table:table-cell>
          <table:table-cell office:value-type="float" office:value="15">
            <text:p>15</text:p>
          </table:table-cell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.011">
            <text:p>40.011</text:p>
          </table:table-cell>
          <table:table-cell office:value-type="float" office:value="18">
            <text:p>18</text:p>
          </table:table-cell>
          <table:table-cell office:value-type="float" office:value="724">
            <text:p>72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.989">
            <text:p>39.989</text:p>
          </table:table-cell>
          <table:table-cell office:value-type="float" office:value="11">
            <text:p>11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0.01">
            <text:p>40.01</text:p>
          </table:table-cell>
          <table:table-cell office:value-type="float" office:value="22">
            <text:p>22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.991">
            <text:p>39.991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.008">
            <text:p>40.008</text:p>
          </table:table-cell>
          <table:table-cell office:value-type="float" office:value="25">
            <text:p>25</text:p>
          </table:table-cell>
          <table:table-cell office:value-type="float" office:value="1009">
            <text:p>100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.993">
            <text:p>39.993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.006">
            <text:p>40.006</text:p>
          </table:table-cell>
          <table:table-cell office:value-type="float" office:value="28">
            <text:p>28</text:p>
          </table:table-cell>
          <table:table-cell office:value-type="float" office:value="1106">
            <text:p>110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.996">
            <text:p>39.996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.003">
            <text:p>40.003</text:p>
          </table:table-cell>
          <table:table-cell office:value-type="float" office:value="29">
            <text:p>29</text:p>
          </table:table-cell>
          <table:table-cell office:value-type="float" office:value="1162">
            <text:p>116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.999">
            <text:p>39.999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1171">
            <text:p>117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.002">
            <text:p>40.00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9.997">
            <text:p>39.997</text:p>
          </table:table-cell>
          <table:table-cell office:value-type="float" office:value="28">
            <text:p>28</text:p>
          </table:table-cell>
          <table:table-cell office:value-type="float" office:value="1134">
            <text:p>113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0.005">
            <text:p>40.005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.994">
            <text:p>39.994</text:p>
          </table:table-cell>
          <table:table-cell office:value-type="float" office:value="26">
            <text:p>26</text:p>
          </table:table-cell>
          <table:table-cell office:value-type="float" office:value="1056">
            <text:p>105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0.007">
            <text:p>40.007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.992">
            <text:p>39.992</text:p>
          </table:table-cell>
          <table:table-cell office:value-type="float" office:value="24">
            <text:p>24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.009">
            <text:p>40.009</text:p>
          </table:table-cell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.99">
            <text:p>39.99</text:p>
          </table:table-cell>
          <table:table-cell office:value-type="float" office:value="20">
            <text:p>20</text:p>
          </table:table-cell>
          <table:table-cell office:value-type="float" office:value="803">
            <text:p>80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.01">
            <text:p>40.01</text:p>
          </table:table-cell>
          <table:table-cell office:value-type="float" office:value="13">
            <text:p>13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.99">
            <text:p>39.99</text:p>
          </table:table-cell>
          <table:table-cell office:value-type="float" office:value="16">
            <text:p>16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.01">
            <text:p>40.01</text:p>
          </table:table-cell>
          <table:table-cell office:value-type="float" office:value="17">
            <text:p>17</text:p>
          </table:table-cell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9.99">
            <text:p>39.99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.009">
            <text:p>40.009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.991">
            <text:p>39.991</text:p>
          </table:table-cell>
          <table:table-cell office:value-type="float" office:value="9">
            <text:p>9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.008">
            <text:p>40.008</text:p>
          </table:table-cell>
          <table:table-cell office:value-type="float" office:value="24">
            <text:p>24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.993">
            <text:p>39.993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.006">
            <text:p>40.006</text:p>
          </table:table-cell>
          <table:table-cell office:value-type="float" office:value="26">
            <text:p>26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.995">
            <text:p>39.995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.003">
            <text:p>40.003</text:p>
          </table:table-cell>
          <table:table-cell office:value-type="float" office:value="28">
            <text:p>28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.998">
            <text:p>39.998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.001">
            <text:p>40.001</text:p>
          </table:table-cell>
          <table:table-cell office:value-type="float" office:value="28">
            <text:p>28</text:p>
          </table:table-cell>
          <table:table-cell office:value-type="float" office:value="1130">
            <text:p>113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.001">
            <text:p>40.001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.998">
            <text:p>39.998</text:p>
          </table:table-cell>
          <table:table-cell office:value-type="float" office:value="28">
            <text:p>28</text:p>
          </table:table-cell>
          <table:table-cell office:value-type="float" office:value="1108">
            <text:p>110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0.004">
            <text:p>40.004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.995">
            <text:p>39.995</text:p>
          </table:table-cell>
          <table:table-cell office:value-type="float" office:value="26">
            <text:p>26</text:p>
          </table:table-cell>
          <table:table-cell office:value-type="float" office:value="1046">
            <text:p>104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.006">
            <text:p>40.006</text:p>
          </table:table-cell>
          <table:table-cell office:value-type="float" office:value="6">
            <text:p>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9.993">
            <text:p>39.993</text:p>
          </table:table-cell>
          <table:table-cell office:value-type="float" office:value="24">
            <text:p>24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0.008">
            <text:p>40.008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9.992">
            <text:p>39.992</text:p>
          </table:table-cell>
          <table:table-cell office:value-type="float" office:value="21">
            <text:p>21</text:p>
          </table:table-cell>
          <table:table-cell office:value-type="float" office:value="826">
            <text:p>8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.009">
            <text:p>40.009</text:p>
          </table:table-cell>
          <table:table-cell office:value-type="float" office:value="12">
            <text:p>12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.991">
            <text:p>39.991</text:p>
          </table:table-cell>
          <table:table-cell office:value-type="float" office:value="17">
            <text:p>17</text:p>
          </table:table-cell>
          <table:table-cell office:value-type="float" office:value="689">
            <text:p>689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.009">
            <text:p>40.009</text:p>
          </table:table-cell>
          <table:table-cell office:value-type="float" office:value="16">
            <text:p>16</text:p>
          </table:table-cell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9.991">
            <text:p>39.991</text:p>
          </table:table-cell>
          <table:table-cell office:value-type="float" office:value="14">
            <text:p>14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0.009">
            <text:p>40.009</text:p>
          </table:table-cell>
          <table:table-cell office:value-type="float" office:value="19">
            <text:p>19</text:p>
          </table:table-cell>
          <table:table-cell office:value-type="float" office:value="770">
            <text:p>77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9.992">
            <text:p>39.992</text:p>
          </table:table-cell>
          <table:table-cell office:value-type="float" office:value="10">
            <text:p>10</text:p>
          </table:table-cell>
          <table:table-cell office:value-type="float" office:value="415">
            <text:p>41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0.008">
            <text:p>40.008</text:p>
          </table:table-cell>
          <table:table-cell office:value-type="float" office:value="22">
            <text:p>22</text:p>
          </table:table-cell>
          <table:table-cell office:value-type="float" office:value="894">
            <text:p>89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9.993">
            <text:p>39.993</text:p>
          </table:table-cell>
          <table:table-cell office:value-type="float" office:value="8">
            <text:p>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0.006">
            <text:p>40.006</text:p>
          </table:table-cell>
          <table:table-cell office:value-type="float" office:value="25">
            <text:p>25</text:p>
          </table:table-cell>
          <table:table-cell office:value-type="float" office:value="993">
            <text:p>99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9.995">
            <text:p>39.995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.004">
            <text:p>40.004</text:p>
          </table:table-cell>
          <table:table-cell office:value-type="float" office:value="27">
            <text:p>27</text:p>
          </table:table-cell>
          <table:table-cell office:value-type="float" office:value="1060">
            <text:p>106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.997">
            <text:p>39.997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0.001">
            <text:p>40.001</text:p>
          </table:table-cell>
          <table:table-cell office:value-type="float" office:value="27">
            <text:p>27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9.999">
            <text:p>39.999</text:p>
          </table:table-cell>
          <table:table-cell office:value-type="float" office:value="27">
            <text:p>27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0.003">
            <text:p>40.003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9.996">
            <text:p>39.996</text:p>
          </table:table-cell>
          <table:table-cell office:value-type="float" office:value="26">
            <text:p>26</text:p>
          </table:table-cell>
          <table:table-cell office:value-type="float" office:value="1032">
            <text:p>103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.005">
            <text:p>40.005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9.994">
            <text:p>39.994</text:p>
          </table:table-cell>
          <table:table-cell office:value-type="float" office:value="24">
            <text:p>24</text:p>
          </table:table-cell>
          <table:table-cell office:value-type="float" office:value="951">
            <text:p>95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0.007">
            <text:p>40.007</text:p>
          </table:table-cell>
          <table:table-cell office:value-type="float" office:value="9">
            <text:p>9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.992">
            <text:p>39.992</text:p>
          </table:table-cell>
          <table:table-cell office:value-type="float" office:value="21">
            <text:p>21</text:p>
          </table:table-cell>
          <table:table-cell office:value-type="float" office:value="843">
            <text:p>84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11/14/2013</text:date>, <text:time>21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4T21:44:23</dc:date>
    <dc:creator>Péter Márton</dc:creator>
    <meta:generator>OpenOffice/4.0.1$Unix OpenOffice.org_project/401m5$Build-9714</meta:generator>
    <meta:editing-duration>PT1H27M45S</meta:editing-duration>
    <meta:editing-cycles>4</meta:editing-cycles>
    <meta:document-statistic meta:table-count="1" meta:cell-count="4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79cm" svg:height="14.857cm" xlink:href=".." xlink:type="simple" chart:class="chart:line" chart:style-name="ch1">
        <chart:title svg:x="13.572cm" svg:y="0.433cm" chart:style-name="ch2">
          <text:p>PID</text:p>
        </chart:title>
        <chart:legend chart:legend-position="end" svg:x="24.751cm" svg:y="6.88cm" style:legend-expansion="high" chart:style-name="ch3"/>
        <chart:plot-area chart:style-name="ch4" table:cell-range-address="Sheet1.A1:Sheet1.C120" chart:data-source-has-labels="both" svg:x="1.572cm" svg:y="2.129cm" svg:width="22.057cm" svg:height="11.45cm">
          <chartooo:coordinate-region svg:x="2.405cm" svg:y="2.328cm" svg:width="21.024cm" svg:height="10.206cm"/>
          <chart:axis chart:dimension="x" chart:name="primary-x" chart:style-name="ch5" chartooo:axis-type="auto">
            <chartooo:date-scale/>
            <chart:title svg:x="12.066cm" svg:y="13.876cm" chart:style-name="ch6">
              <text:p>Minute</text:p>
            </chart:title>
            <chart:categories table:cell-range-address="Sheet1.A2:Sheet1.A120"/>
          </chart:axis>
          <chart:axis chart:dimension="x" chart:name="secondary-x" chart:style-name="ch7"/>
          <chart:axis chart:dimension="y" chart:name="primary-y" chart:style-name="ch5">
            <chart:title svg:x="0.451cm" svg:y="8.771cm" chart:style-name="ch8">
              <text:p>PWM, Temp</text:p>
            </chart:title>
            <chart:grid chart:style-name="ch9" chart:class="major"/>
          </chart:axis>
          <chart:series chart:style-name="ch10" chart:values-cell-range-address="Sheet1.B2:Sheet1.B120" chart:label-cell-address="Sheet1.B1:Sheet1.B1" chart:class="chart:line">
            <chart:data-point chart:repeated="119"/>
          </chart:series>
          <chart:series chart:style-name="ch11" chart:values-cell-range-address="Sheet1.C2:Sheet1.C120" chart:label-cell-address="Sheet1.C1:Sheet1.C1" chart:class="chart:line">
            <chart:data-point chart:repeated="1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Sheet1.B1:Sheet1.B1</svg:desc>
                </draw:g>
              </table:table-cell>
              <table:table-cell office:value-type="string">
                <text:p>PWM %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0</svg:desc>
                </draw:g>
              </table:table-cell>
              <table:table-cell office:value-type="float" office:value="18.006">
                <text:p>18.006</text:p>
                <draw:g>
                  <svg:desc>Sheet1.B2:Sheet1.B120</svg:desc>
                </draw:g>
              </table:table-cell>
              <table:table-cell office:value-type="float" office:value="100">
                <text:p>100</text:p>
                <draw:g>
                  <svg:desc>Sheet1.C2:Sheet1.C12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.773">
                <text:p>18.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.534">
                <text:p>19.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.289">
                <text:p>20.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.039">
                <text:p>21.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783">
                <text:p>21.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.521">
                <text:p>22.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.254">
                <text:p>23.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.981">
                <text:p>23.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.704">
                <text:p>24.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.42">
                <text:p>25.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.132">
                <text:p>26.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.838">
                <text:p>26.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.539">
                <text:p>27.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.234">
                <text:p>28.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.925">
                <text:p>28.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.61">
                <text:p>29.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.29">
                <text:p>30.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.965">
                <text:p>30.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.635">
                <text:p>31.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.3">
                <text:p>32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961">
                <text:p>32.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.616">
                <text:p>33.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.266">
                <text:p>34.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.912">
                <text:p>34.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5.553">
                <text:p>35.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188">
                <text:p>36.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.82">
                <text:p>36.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.446">
                <text:p>37.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8.068">
                <text:p>38.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8.685">
                <text:p>38.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.298">
                <text:p>39.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.906">
                <text:p>39.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0.051">
                <text:p>4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0.011">
                <text:p>40.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.988">
                <text:p>39.9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0.012">
                <text:p>40.0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9.988">
                <text:p>39.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0.012">
                <text:p>40.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.989">
                <text:p>39.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.01">
                <text:p>40.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9.991">
                <text:p>39.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0.008">
                <text:p>40.0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.993">
                <text:p>39.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0.005">
                <text:p>40.0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.996">
                <text:p>39.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0.002">
                <text:p>40.0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.999">
                <text:p>39.9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0.003">
                <text:p>40.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.996">
                <text:p>39.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0.006">
                <text:p>40.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9.993">
                <text:p>39.9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0.008">
                <text:p>40.0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9.991">
                <text:p>39.9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0.01">
                <text:p>4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9.989">
                <text:p>39.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.011">
                <text:p>40.0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.989">
                <text:p>39.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.011">
                <text:p>40.0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.989">
                <text:p>39.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0.01">
                <text:p>40.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9.991">
                <text:p>39.9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.008">
                <text:p>40.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.993">
                <text:p>39.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0.006">
                <text:p>40.0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.996">
                <text:p>39.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0.003">
                <text:p>40.0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9.999">
                <text:p>39.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0.002">
                <text:p>40.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9.997">
                <text:p>39.9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0.005">
                <text:p>40.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9.994">
                <text:p>39.9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0.007">
                <text:p>40.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.992">
                <text:p>39.9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0.009">
                <text:p>40.0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.99">
                <text:p>39.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0.01">
                <text:p>40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.99">
                <text:p>39.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.01">
                <text:p>40.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9.99">
                <text:p>39.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0.009">
                <text:p>40.0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.991">
                <text:p>39.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0.008">
                <text:p>40.0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9.993">
                <text:p>39.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0.006">
                <text:p>40.0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.995">
                <text:p>39.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.003">
                <text:p>40.0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9.998">
                <text:p>39.9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0.001">
                <text:p>40.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0.001">
                <text:p>40.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9.998">
                <text:p>39.9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0.004">
                <text:p>40.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9.995">
                <text:p>39.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0.006">
                <text:p>40.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9.993">
                <text:p>39.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0.008">
                <text:p>40.0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9.992">
                <text:p>39.9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.009">
                <text:p>40.0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.991">
                <text:p>39.9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0.009">
                <text:p>40.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9.991">
                <text:p>39.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0.009">
                <text:p>40.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9.992">
                <text:p>39.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0.008">
                <text:p>40.0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9.993">
                <text:p>39.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0.006">
                <text:p>40.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9.995">
                <text:p>39.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0.004">
                <text:p>40.0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9.997">
                <text:p>39.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.001">
                <text:p>40.0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9.999">
                <text:p>39.9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0.003">
                <text:p>40.0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9.996">
                <text:p>39.9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0.005">
                <text:p>40.0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9.994">
                <text:p>39.9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0.007">
                <text:p>40.00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